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798a68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c2985" officeooo:paragraph-rsid="007c298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d6bc7" officeooo:paragraph-rsid="007d6bc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italic" officeooo:rsid="003f1388" officeooo:paragraph-rsid="00798a6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7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officeooo:rsid="0030f4a0" officeooo:paragraph-rsid="0030f4a0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officeooo:rsid="0029ce57"/>
    </style:style>
    <style:style style:name="T5" style:family="text">
      <style:text-properties style:text-position="super 58%"/>
    </style:style>
    <style:style style:name="T6" style:family="text">
      <style:text-properties officeooo:rsid="0071e171"/>
    </style:style>
    <style:style style:name="T7" style:family="text">
      <style:text-properties officeooo:rsid="00733e63"/>
    </style:style>
    <style:style style:name="T8" style:family="text">
      <style:text-properties officeooo:rsid="00764f09"/>
    </style:style>
    <style:style style:name="T9" style:family="text">
      <style:text-properties officeooo:rsid="0077f210"/>
    </style:style>
    <style:style style:name="T10" style:family="text">
      <style:text-properties officeooo:rsid="0077f8cc"/>
    </style:style>
    <style:style style:name="T11" style:family="text">
      <style:text-properties officeooo:rsid="0078ee27"/>
    </style:style>
    <style:style style:name="T12" style:family="text">
      <style:text-properties officeooo:rsid="00798a68"/>
    </style:style>
    <style:style style:name="T13" style:family="text">
      <style:text-properties officeooo:rsid="007f2119"/>
    </style:style>
    <style:style style:name="T14" style:family="text">
      <style:text-properties officeooo:rsid="00811ed5"/>
    </style:style>
    <style:style style:name="T15" style:family="text">
      <style:text-properties officeooo:rsid="008315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ame</text:p>
          </table:table-cell>
          <table:table-cell table:style-name="Table1.B1" office:value-type="string">
            <text:p text:style-name="P20"><text:span text:style-name="T2">Ex1_</text:span><text:span text:style-name="T3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4">Challenge</text:span> </text:p>
          </table:table-cell>
          <table:table-cell table:style-name="Table1.B2" office:value-type="string">
            <text:p text:style-name="P3">Process an ascii data file</text:p>
          </table:table-cell>
        </table:table-row>
        <table:table-row table:style-name="Table1.1">
          <table:table-cell table:style-name="Table1.A3" office:value-type="string">
            <text:p text:style-name="P18">Prereqs</text:p>
          </table:table-cell>
          <table:table-cell table:style-name="Table1.B4" office:value-type="string">
            <text:p text:style-name="P6">file table1.dat</text:p>
          </table:table-cell>
        </table:table-row>
        <table:table-row table:style-name="Table1.1">
          <table:table-cell table:style-name="Table1.A3" office:value-type="string">
            <text:p text:style-name="P18">Narrative</text:p>
          </table:table-cell>
          <table:table-cell table:style-name="Table1.B4" office:value-type="string">
            <text:p text:style-name="P13">Remember from the class discussion that <text:span text:style-name="T14">when </text:span>installing packages on the system Python, always use the system package manager (apt-get, yum, dnf). <text:s/><text:span text:style-name="T14">U</text:span>se pip or easy_install to install packages into your virtualenv. <text:s/><text:span text:style-name="T15">You must research to figure out what package/s and commands to use.</text:span> </text:p>
          </table:table-cell>
        </table:table-row>
        <table:table-row table:style-name="Table1.1">
          <table:table-cell table:style-name="Table1.A1" office:value-type="string">
            <text:p text:style-name="P17">Instructions</text:p>
          </table:table-cell>
          <table:table-cell table:style-name="Table1.B5" office:value-type="string">
            <text:p text:style-name="P4">Research the Python packages and modules required to work with ascii data tables. <text:s/>Install those modules in a Python virtualenv. <text:s/>In that virtualenv, build a script that performs the following tasks in this order:</text:p>
            <text:p text:style-name="P2"/>
            <text:p text:style-name="P5">(1) <text:s/>Reads the ascii table from table1.dat into a variable named ‘data’. <text:s/>Use that variable to write the data to a new ascii data file called values.dat. <text:s/>(hint_1.txt &amp; hint_2.txt)</text:p>
            <text:p text:style-name="P2"/>
            <text:p text:style-name="P5">(2) <text:s/><text:span text:style-name="T7">Print the entire ascii table (hint_3.txt)</text:span></text:p>
            <text:p text:style-name="P5"/>
            <text:p text:style-name="P8">(3) <text:s/><text:span text:style-name="T8">P</text:span>rint only the column R<text:span text:style-name="T8">A</text:span>deg <text:span text:style-name="T10">(hint_4.txt)</text:span></text:p>
            <text:p text:style-name="P8"/>
            <text:p text:style-name="P8">(4) <text:s/>Print only row <text:span text:style-name="T8">4 (hint_5.txt)</text:span></text:p>
            <text:p text:style-name="P5"/>
            <text:p text:style-name="P9">Once completed raise your hand and the instructor will watch you run your script. <text:s/>You should see the entire table print out, followed by column RAdeg, and finally row 4.</text:p>
            <text:p text:style-name="P5"/>
            <text:p text:style-name="P10"><text:span text:style-name="T9"><text:s text:c="7"/>&lt;&lt;&lt;&lt;&lt; <text:s/></text:span>FLAG <text:span text:style-name="T12">FILE <text:s/>&gt;&gt;&gt;&gt;&gt;</text:span></text:p>
            <text:p text:style-name="P10"/>
            <text:p text:style-name="P9">Your script also created a new file called values.dat. <text:s/>Put the SHA1 sum of that file into a file named <text:span text:style-name="T6"><text:s/>“ex1_3_flags”.</text:span></text:p>
            <text:p text:style-name="P9"/>
            <text:p text:style-name="P7"><text:span text:style-name="T8">Determine</text:span> the data type, including bit length, of column 3? <text:s/>Append your answer to your flag file “ex1_3_flags”. <text:span text:style-name="T10">(hint_6.txt)</text:span></text:p>
            <text:p text:style-name="P10"/>
            <text:p text:style-name="P10">Your ‘ex1_3_flags’ file should contain <text:span text:style-name="T11">two lines, </text:span>a hash and a data type with bit length. <text:s/>Submit your flag file to your flag folder in the class repository. <text:s/>Ensure you place the file into the folder named with your last name and <text:span text:style-name="T11">then </text:span>submit a pull request.</text:p>
            <text:p text:style-name="P7"/>
            <text:p text:style-name="P14">After the class has had a while to work on this exercise, hints will be pushed to the hint re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8</meta:editing-cycles>
    <meta:creation-date>2016-06-29T12:46:00</meta:creation-date>
    <dc:date>2016-09-15T00:45:36.650477512</dc:date>
    <meta:editing-duration>PT11H58M31S</meta:editing-duration>
    <meta:generator>LibreOffice/5.1.5.2$Linux_X86_64 LibreOffice_project/10$Build-2</meta:generator>
    <meta:document-statistic meta:table-count="1" meta:image-count="0" meta:object-count="0" meta:page-count="1" meta:paragraph-count="20" meta:word-count="285" meta:character-count="1707" meta:non-whitespace-character-count="1415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